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1pt" fo:font-weight="normal" officeooo:rsid="001c7055" officeooo:paragraph-rsid="0000cb14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Liberation Sans" fo:font-size="11pt" fo:font-weight="normal" officeooo:paragraph-rsid="0000cb14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Liberation Sans" fo:font-size="11pt" officeooo:rsid="00226d5b" officeooo:paragraph-rsid="0000cb14" style:font-size-asian="11pt" style:font-size-complex="11pt"/>
    </style:style>
    <style:style style:name="P4" style:family="paragraph" style:parent-style-name="Standard">
      <style:text-properties style:font-name="Liberation Sans" fo:font-size="11pt" officeooo:rsid="0020eb84" officeooo:paragraph-rsid="0000cb14" style:font-size-asian="11pt" style:font-size-complex="11pt"/>
    </style:style>
    <style:style style:name="P5" style:family="paragraph" style:parent-style-name="Standard">
      <style:text-properties style:font-name="Liberation Sans" fo:font-size="11pt" officeooo:rsid="0003dee0" officeooo:paragraph-rsid="0000cb14" style:font-size-asian="11pt" style:font-size-complex="11pt"/>
    </style:style>
    <style:style style:name="P6" style:family="paragraph" style:parent-style-name="Standard">
      <style:text-properties style:font-name="Liberation Sans" fo:font-size="11pt" officeooo:paragraph-rsid="0000cb14" style:font-size-asian="11pt" style:font-size-complex="11pt"/>
    </style:style>
    <style:style style:name="P7" style:family="paragraph" style:parent-style-name="Standard">
      <style:text-properties style:font-name="Liberation Sans" fo:font-size="11pt" officeooo:rsid="0001f339" officeooo:paragraph-rsid="0000cb14" style:font-size-asian="11pt" style:font-size-complex="11pt"/>
    </style:style>
    <style:style style:name="P8" style:family="paragraph" style:parent-style-name="Standard">
      <style:text-properties style:font-name="Liberation Sans" fo:font-size="11pt" officeooo:rsid="000414b9" officeooo:paragraph-rsid="0000cb14" style:font-size-asian="11pt" style:font-size-complex="11pt"/>
    </style:style>
    <style:style style:name="P9" style:family="paragraph" style:parent-style-name="Standard">
      <style:text-properties style:font-name="Liberation Sans" fo:font-size="11pt" officeooo:rsid="0000cb14" officeooo:paragraph-rsid="0000cb14" style:font-size-asian="11pt" style:font-size-complex="11pt"/>
    </style:style>
    <style:style style:name="P10" style:family="paragraph" style:parent-style-name="Standard">
      <style:text-properties style:font-name="Liberation Sans" fo:font-size="11pt" fo:font-weight="bold" officeooo:rsid="00226d5b" officeooo:paragraph-rsid="0000cb14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Liberation Sans" fo:font-size="11pt" fo:font-weight="bold" officeooo:rsid="001c7055" officeooo:paragraph-rsid="0000cb14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Liberation Sans" fo:font-size="11pt" fo:font-weight="bold" officeooo:rsid="0003dee0" officeooo:paragraph-rsid="0000cb14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Liberation Sans" fo:font-size="11pt" fo:font-weight="bold" officeooo:rsid="000414b9" officeooo:paragraph-rsid="0000cb14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Liberation Sans" fo:font-size="11pt" fo:font-weight="normal" officeooo:rsid="0000cb14" officeooo:paragraph-rsid="0000cb14" style:font-size-asian="11pt" style:font-weight-asian="normal" style:font-size-complex="11pt" style:font-weight-complex="normal"/>
    </style:style>
    <style:style style:name="P15" style:family="paragraph" style:parent-style-name="Standard" style:list-style-name="L1">
      <style:text-properties style:font-name="Liberation Sans" fo:font-size="11pt" officeooo:rsid="0020eb84" officeooo:paragraph-rsid="0000cb14" style:font-size-asian="11pt" style:font-size-complex="11pt"/>
    </style:style>
    <style:style style:name="P16" style:family="paragraph" style:parent-style-name="Standard" style:list-style-name="L2">
      <style:text-properties officeooo:paragraph-rsid="00015740"/>
    </style:style>
    <style:style style:name="P17" style:family="paragraph" style:parent-style-name="Standard" style:list-style-name="L2">
      <style:text-properties officeooo:rsid="00015740" officeooo:paragraph-rsid="000157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dee0" style:font-weight-asian="bold" style:font-weight-complex="bold"/>
    </style:style>
    <style:style style:name="T3" style:family="text">
      <style:text-properties fo:font-weight="bold" officeooo:rsid="00226d5b" style:font-weight-asian="bold" style:font-weight-complex="bold"/>
    </style:style>
    <style:style style:name="T4" style:family="text">
      <style:text-properties fo:font-weight="bold" officeooo:rsid="001e9832" style:font-weight-asian="bold" style:font-weight-complex="bold"/>
    </style:style>
    <style:style style:name="T5" style:family="text">
      <style:text-properties fo:font-weight="bold" fo:background-color="#fff200" loext:char-shading-value="0" style:font-weight-asian="bold" style:font-weight-complex="bold"/>
    </style:style>
    <style:style style:name="T6" style:family="text">
      <style:text-properties fo:font-style="italic" fo:font-weight="normal" officeooo:rsid="0024d877" style:font-style-asian="italic" style:font-weight-asian="normal" style:font-style-complex="italic" style:font-weight-complex="normal"/>
    </style:style>
    <style:style style:name="T7" style:family="text">
      <style:text-properties officeooo:rsid="00015740"/>
    </style:style>
    <style:style style:name="T8" style:family="text"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T9" style:family="text">
      <style:text-properties style:font-name="Liberation Sans" fo:font-size="11pt" fo:font-weight="normal" officeooo:rsid="00015740" style:font-size-asian="11pt" style:font-weight-asian="normal" style:font-size-complex="11pt" style:font-weight-complex="normal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SPG </text:span><text:span text:style-name="T5">DRAFT</text:span><text:span text:style-name="T1"> PROJECT DESCRIPTION</text:span></text:p>
      <text:p text:style-name="P10"/>
      <text:p text:style-name="P4"><text:span text:style-name="T2">Project </text:span><text:span text:style-name="T3">Name</text:span></text:p>
      <text:p text:style-name="P9">Virginia Cooperative Extension <text:span text:style-name="T7">(VCE)</text:span> Service Community Profile <text:span text:style-name="T7">Data Sources</text:span></text:p>
      <text:p text:style-name="P5"/>
      <text:p text:style-name="P11">Project Background</text:p>
      <text:p text:style-name="P5"/>
      <text:p text:style-name="P12"/>
      <text:p text:style-name="P6"><text:span text:style-name="T2">Project Goal</text:span><text:span text:style-name="T4">(s)</text:span></text:p>
      <text:list xml:id="list2927536155" text:style-name="L2">
        <text:list-item>
          <text:p text:style-name="P16"><text:span text:style-name="T9">Discover possible sub-county data sources for use by VCE in creating community profiles</text:span></text:p>
        </text:list-item>
        <text:list-item>
          <text:p text:style-name="P17"><text:span text:style-name="T8">Profile discovered data sources quality, structure, provenance and metadata</text:span></text:p>
        </text:list-item>
        <text:list-item>
          <text:p text:style-name="P17"><text:span text:style-name="T8">Determine necessary transformations for data re-purposing and overall data source fitness to support VCE goals</text:span></text:p>
        </text:list-item>
      </text:list>
      <text:p text:style-name="P2"/>
      <text:p text:style-name="P12">Project Tasks: <text:span text:style-name="T6">(categories to be expanded)</text:span></text:p>
      <text:list xml:id="list2699407170" text:style-name="L1">
        <text:list-item>
          <text:p text:style-name="P15">Problem Definition</text:p>
        </text:list-item>
        <text:list-item>
          <text:p text:style-name="P15">Data Discovery</text:p>
        </text:list-item>
        <text:list-item>
          <text:p text:style-name="P15">Data Profiling, Preparation and Exploration</text:p>
        </text:list-item>
        <text:list-item>
          <text:p text:style-name="P15">Metric Creation and Validation</text:p>
        </text:list-item>
      </text:list>
      <text:p text:style-name="P7"/>
      <text:p text:style-name="P5"><text:span text:style-name="T1">Projected Time:</text:span> 10 weeks</text:p>
      <text:p text:style-name="P5"/>
      <text:p text:style-name="P13">Project Sponsor: </text:p>
      <text:p text:style-name="P14">Virginia Cooperative Extension</text:p>
      <text:p text:style-name="P8"/>
      <text:p text:style-name="P13">Project Client: </text:p>
      <text:p text:style-name="P1">Michael Lambur, Associate Director, Program Develop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Windows_X86_64 LibreOffice_project/8f48d515416608e3a835360314dac7e47fd0b821</meta:generator>
    <dc:date>2018-05-17T15:31:57.996000000</dc:date>
    <meta:editing-duration>PT9M42S</meta:editing-duration>
    <meta:editing-cycles>2</meta:editing-cycles>
    <meta:document-statistic meta:table-count="0" meta:image-count="0" meta:object-count="0" meta:page-count="1" meta:paragraph-count="18" meta:word-count="99" meta:character-count="722" meta:non-whitespace-character-count="646"/>
  </office:meta>
</office:document-meta>
</file>